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b10" officeooo:paragraph-rsid="0003eb10"/>
    </style:style>
    <style:style style:name="P2" style:family="paragraph" style:parent-style-name="Standard">
      <style:text-properties officeooo:rsid="00071c3c" officeooo:paragraph-rsid="0003eb10"/>
    </style:style>
    <style:style style:name="P3" style:family="paragraph" style:parent-style-name="Standard">
      <style:text-properties officeooo:rsid="000887cc" officeooo:paragraph-rsid="00111ca8"/>
    </style:style>
    <style:style style:name="P4" style:family="paragraph" style:parent-style-name="Text_20_body">
      <style:text-properties officeooo:rsid="0003eb10" officeooo:paragraph-rsid="0003eb10"/>
    </style:style>
    <style:style style:name="P5" style:family="paragraph" style:parent-style-name="Text_20_body">
      <style:text-properties officeooo:paragraph-rsid="0003eb10"/>
    </style:style>
    <style:style style:name="P6" style:family="paragraph" style:parent-style-name="Text_20_body">
      <style:text-properties fo:font-style="normal" officeooo:rsid="0003eb10" officeooo:paragraph-rsid="0003eb10" style:font-style-asian="normal" style:font-style-complex="normal"/>
    </style:style>
    <style:style style:name="P7" style:family="paragraph" style:parent-style-name="Text_20_body">
      <style:text-properties fo:font-style="normal" officeooo:rsid="0003eb10" officeooo:paragraph-rsid="000c5616" style:font-style-asian="normal" style:font-style-complex="normal"/>
    </style:style>
    <style:style style:name="P8" style:family="paragraph" style:parent-style-name="Text_20_body">
      <style:text-properties fo:font-style="normal" officeooo:rsid="0008101d" officeooo:paragraph-rsid="0008101d" style:font-style-asian="normal" style:font-style-complex="normal"/>
    </style:style>
    <style:style style:name="P9" style:family="paragraph" style:parent-style-name="Text_20_body">
      <style:text-properties fo:font-style="normal" officeooo:rsid="000c5616" officeooo:paragraph-rsid="000c5616" style:font-style-asian="normal" style:font-style-complex="normal"/>
    </style:style>
    <style:style style:name="P10" style:family="paragraph" style:parent-style-name="Text_20_body">
      <style:text-properties fo:font-style="normal" officeooo:rsid="000a69b7" officeooo:paragraph-rsid="000a69b7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style:text-underline-style="none" officeooo:rsid="0008101d" officeooo:paragraph-rsid="0008101d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style:text-underline-style="none" officeooo:rsid="000887cc" officeooo:paragraph-rsid="000887cc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071c3c" officeooo:paragraph-rsid="00071c3c" style:font-style-asian="normal" style:font-style-complex="normal"/>
    </style:style>
    <style:style style:name="P14" style:family="paragraph" style:parent-style-name="Text_20_body">
      <style:text-properties officeooo:rsid="0004e752" officeooo:paragraph-rsid="0004e752"/>
    </style:style>
    <style:style style:name="P15" style:family="paragraph" style:parent-style-name="Text_20_body">
      <style:text-properties style:text-underline-style="solid" style:text-underline-width="auto" style:text-underline-color="font-color" officeooo:rsid="0004e752" officeooo:paragraph-rsid="0004e752"/>
    </style:style>
    <style:style style:name="P16" style:family="paragraph" style:parent-style-name="Text_20_body">
      <style:text-properties officeooo:rsid="0008101d" officeooo:paragraph-rsid="0008101d"/>
    </style:style>
    <style:style style:name="P17" style:family="paragraph" style:parent-style-name="Text_20_body">
      <style:paragraph-properties fo:text-align="start" style:justify-single-word="false"/>
      <style:text-properties officeooo:rsid="0008101d" officeooo:paragraph-rsid="0008101d"/>
    </style:style>
    <style:style style:name="P18" style:family="paragraph" style:parent-style-name="Text_20_body">
      <style:text-properties officeooo:rsid="0008101d" officeooo:paragraph-rsid="000c5616"/>
    </style:style>
    <style:style style:name="P19" style:family="paragraph" style:parent-style-name="Text_20_body">
      <style:text-properties officeooo:paragraph-rsid="0008101d"/>
    </style:style>
    <style:style style:name="P20" style:family="paragraph" style:parent-style-name="Text_20_body">
      <style:paragraph-properties fo:text-align="start" style:justify-single-word="false"/>
      <style:text-properties officeooo:paragraph-rsid="0008101d"/>
    </style:style>
    <style:style style:name="P21" style:family="paragraph" style:parent-style-name="Text_20_body">
      <style:text-properties officeooo:rsid="000887cc" officeooo:paragraph-rsid="000887cc"/>
    </style:style>
    <style:style style:name="P22" style:family="paragraph" style:parent-style-name="Text_20_body">
      <style:text-properties officeooo:rsid="000887cc" officeooo:paragraph-rsid="00111ca8"/>
    </style:style>
    <style:style style:name="P23" style:family="paragraph" style:parent-style-name="Text_20_body">
      <style:text-properties officeooo:paragraph-rsid="000a69b7"/>
    </style:style>
    <style:style style:name="P24" style:family="paragraph" style:parent-style-name="Text_20_body">
      <style:text-properties officeooo:rsid="000a69b7" officeooo:paragraph-rsid="000a69b7"/>
    </style:style>
    <style:style style:name="P25" style:family="paragraph" style:parent-style-name="Text_20_body">
      <style:text-properties officeooo:rsid="000c5616" officeooo:paragraph-rsid="000c5616"/>
    </style:style>
    <style:style style:name="P26" style:family="paragraph" style:parent-style-name="Text_20_body">
      <style:text-properties officeooo:rsid="000e67b8" officeooo:paragraph-rsid="000e67b8"/>
    </style:style>
    <style:style style:name="P27" style:family="paragraph" style:parent-style-name="Text_20_body">
      <style:text-properties officeooo:rsid="00111ca8" officeooo:paragraph-rsid="00111ca8"/>
    </style:style>
    <style:style style:name="P28" style:family="paragraph" style:parent-style-name="Text_20_body">
      <style:text-properties officeooo:rsid="001281fd" officeooo:paragraph-rsid="001281fd"/>
    </style:style>
    <style:style style:name="P29" style:family="paragraph" style:parent-style-name="Text_20_body">
      <style:text-properties officeooo:paragraph-rsid="001281fd"/>
    </style:style>
    <style:style style:name="P30" style:family="paragraph" style:parent-style-name="Text_20_body">
      <style:text-properties officeooo:rsid="0013aff7" officeooo:paragraph-rsid="0013aff7"/>
    </style:style>
    <style:style style:name="P31" style:family="paragraph" style:parent-style-name="Text_20_body">
      <style:text-properties officeooo:rsid="001578b6" officeooo:paragraph-rsid="001578b6"/>
    </style:style>
    <style:style style:name="P32" style:family="paragraph" style:parent-style-name="Heading">
      <style:text-properties officeooo:rsid="000887cc" officeooo:paragraph-rsid="000887cc"/>
    </style:style>
    <style:style style:name="P33" style:family="paragraph" style:parent-style-name="Heading">
      <style:text-properties officeooo:rsid="000c5616" officeooo:paragraph-rsid="000c5616"/>
    </style:style>
    <style:style style:name="P34" style:family="paragraph" style:parent-style-name="Heading">
      <style:text-properties officeooo:rsid="00111ca8" officeooo:paragraph-rsid="00111ca8"/>
    </style:style>
    <style:style style:name="P35" style:family="paragraph" style:parent-style-name="Text_20_body">
      <style:text-properties officeooo:rsid="001281fd" officeooo:paragraph-rsid="001281fd"/>
    </style:style>
    <style:style style:name="P36" style:family="paragraph" style:parent-style-name="Text_20_body">
      <style:text-properties officeooo:paragraph-rsid="0017d9dc"/>
    </style:style>
    <style:style style:name="P37" style:family="paragraph" style:parent-style-name="Text_20_body">
      <style:text-properties officeooo:rsid="00187538" officeooo:paragraph-rsid="00187538"/>
    </style:style>
    <style:style style:name="P38" style:family="paragraph" style:parent-style-name="Text_20_body">
      <style:text-properties officeooo:rsid="0019d8f7" officeooo:paragraph-rsid="0019d8f7"/>
    </style:style>
    <style:style style:name="P39" style:family="paragraph" style:parent-style-name="Text_20_body">
      <style:text-properties officeooo:rsid="0019d8f7" officeooo:paragraph-rsid="001ab6e1"/>
    </style:style>
    <style:style style:name="P40" style:family="paragraph" style:parent-style-name="Text_20_body">
      <style:text-properties officeooo:rsid="001b188f" officeooo:paragraph-rsid="001b188f"/>
    </style:style>
    <style:style style:name="P41" style:family="paragraph" style:parent-style-name="Text_20_body">
      <style:text-properties officeooo:rsid="001ca005" officeooo:paragraph-rsid="001ca005"/>
    </style:style>
    <style:style style:name="P42" style:family="paragraph" style:parent-style-name="Text_20_body">
      <style:text-properties officeooo:rsid="001ce0b8" officeooo:paragraph-rsid="001ce0b8"/>
    </style:style>
    <style:style style:name="P43" style:family="paragraph" style:parent-style-name="Text_20_body">
      <style:text-properties officeooo:rsid="001cf4dd" officeooo:paragraph-rsid="001cf4dd"/>
    </style:style>
    <style:style style:name="P44" style:family="paragraph" style:parent-style-name="Text_20_body">
      <style:text-properties officeooo:rsid="001d3802" officeooo:paragraph-rsid="001d3802"/>
    </style:style>
    <style:style style:name="P45" style:family="paragraph" style:parent-style-name="Text_20_body">
      <style:text-properties officeooo:rsid="001d9b38" officeooo:paragraph-rsid="001d9b38"/>
    </style:style>
    <style:style style:name="P46" style:family="paragraph" style:parent-style-name="Heading_20_1">
      <style:text-properties officeooo:rsid="0003eb10" officeooo:paragraph-rsid="0003eb10"/>
    </style:style>
    <style:style style:name="P47" style:family="paragraph" style:parent-style-name="Title">
      <style:text-properties officeooo:rsid="0017d9dc" officeooo:paragraph-rsid="0017d9dc"/>
    </style:style>
    <style:style style:name="P48" style:family="paragraph" style:parent-style-name="Heading_20_2">
      <style:text-properties officeooo:rsid="0017d9dc" officeooo:paragraph-rsid="0017d9dc"/>
    </style:style>
    <style:style style:name="P49" style:family="paragraph" style:parent-style-name="Heading_20_2">
      <style:text-properties officeooo:rsid="0019d8f7" officeooo:paragraph-rsid="0019d8f7"/>
    </style:style>
    <style:style style:name="P50" style:family="paragraph" style:parent-style-name="Heading_20_2">
      <style:text-properties officeooo:rsid="001b188f" officeooo:paragraph-rsid="001b188f"/>
    </style:style>
    <style:style style:name="P51" style:family="paragraph" style:parent-style-name="Heading_20_2">
      <style:text-properties officeooo:rsid="001ca005" officeooo:paragraph-rsid="001ca005"/>
    </style:style>
    <style:style style:name="P52" style:family="paragraph" style:parent-style-name="Heading_20_2">
      <style:text-properties officeooo:rsid="001ce0b8" officeooo:paragraph-rsid="001ce0b8"/>
    </style:style>
    <style:style style:name="P53" style:family="paragraph" style:parent-style-name="Heading_20_2">
      <style:text-properties officeooo:rsid="001cf4dd" officeooo:paragraph-rsid="001cf4dd"/>
    </style:style>
    <style:style style:name="P54" style:family="paragraph" style:parent-style-name="Heading_20_2">
      <style:text-properties officeooo:rsid="001d3802" officeooo:paragraph-rsid="001d3802"/>
    </style:style>
    <style:style style:name="P55" style:family="paragraph" style:parent-style-name="Heading_20_2">
      <style:text-properties officeooo:rsid="001d9b38" officeooo:paragraph-rsid="001d9b38"/>
    </style:style>
    <style:style style:name="P56" style:family="paragraph" style:parent-style-name="Heading_20_3">
      <style:text-properties officeooo:rsid="0008101d" officeooo:paragraph-rsid="0008101d"/>
    </style:style>
    <style:style style:name="P57" style:family="paragraph" style:parent-style-name="Heading_20_3">
      <style:text-properties officeooo:paragraph-rsid="001578b6"/>
    </style:style>
    <style:style style:name="T1" style:family="text">
      <style:text-properties officeooo:rsid="0003eb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eb10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3eb10" style:font-style-asian="normal" style:font-style-complex="normal"/>
    </style:style>
    <style:style style:name="T7" style:family="text">
      <style:text-properties fo:font-style="normal" officeooo:rsid="000a69b7" style:font-style-asian="normal" style:font-style-complex="normal"/>
    </style:style>
    <style:style style:name="T8" style:family="text">
      <style:text-properties fo:font-style="normal" style:text-underline-style="none" officeooo:rsid="0008101d" style:font-style-asian="normal" style:font-style-complex="normal"/>
    </style:style>
    <style:style style:name="T9" style:family="text">
      <style:text-properties fo:font-style="normal" style:text-underline-style="none" officeooo:rsid="000887cc" style:font-style-asian="normal" style:font-style-complex="normal"/>
    </style:style>
    <style:style style:name="T10" style:family="text">
      <style:text-properties officeooo:rsid="000c5616"/>
    </style:style>
    <style:style style:name="T11" style:family="text">
      <style:text-properties officeooo:rsid="000c779a"/>
    </style:style>
    <style:style style:name="T12" style:family="text">
      <style:text-properties officeooo:rsid="000e67b8"/>
    </style:style>
    <style:style style:name="T13" style:family="text">
      <style:text-properties officeooo:rsid="00111ca8"/>
    </style:style>
    <style:style style:name="T14" style:family="text">
      <style:text-properties officeooo:rsid="0012725a"/>
    </style:style>
    <style:style style:name="T15" style:family="text">
      <style:text-properties officeooo:rsid="001281fd"/>
    </style:style>
    <style:style style:name="T16" style:family="text">
      <style:text-properties officeooo:rsid="001578b6"/>
    </style:style>
    <style:style style:name="T17" style:family="text">
      <style:text-properties officeooo:rsid="0016625d"/>
    </style:style>
    <style:style style:name="T18" style:family="text">
      <style:text-properties officeooo:rsid="0017d9dc"/>
    </style:style>
    <style:style style:name="T19" style:family="text">
      <style:text-properties officeooo:rsid="001875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itle">Wyszukiwarka siłowni</text:p>
      <text:p text:style-name="Text_20_body"/>
      <text:p text:style-name="Subtitle">Funkcjonalność</text:p>
      <text:h text:style-name="P56" text:outline-level="3">Widok podstawowy:</text:h>
      <text:p text:style-name="P25">Adres: /silownie</text:p>
      <text:p text:style-name="P16">Menu nawigacji</text:p>
      <text:p text:style-name="P25">{</text:p>
      <text:p text:style-name="P18"><text:tab/>Wyszukiwarka</text:p>
      <text:p text:style-name="P16"><text:tab/>Lista siłowni</text:p>
      <text:p text:style-name="P25">} Tu zmieniać się będzie widok </text:p>
      <text:p text:style-name="P16">Stopka</text:p>
      <text:p text:style-name="P25">Adres</text:p>
      <text:p text:style-name="P33">Reducer:</text:p>
      <text:p text:style-name="P25">logedIn: ‘’</text:p>
      <text:p text:style-name="P25">isEmailConfirmed: ‘’</text:p>
      <text:p text:style-name="P25"/>
      <text:h text:style-name="Heading_20_3" text:outline-level="3">Wyświetlanie listy siłowni</text:h>
      <text:p text:style-name="P4">Adres: /<text:span text:style-name="T2">silownie</text:span></text:p>
      <text:p text:style-name="Text_20_body"><text:span text:style-name="T1">Pod podstawowym adresem: </text:span><text:span text:style-name="T3">/silownie</text:span><text:span text:style-name="T1"> wyświetlana jest pełna lista siłowni podzielona na strony. <text:s/>Lista siłowni przechowywana w magazynie.</text:span></text:p>
      <text:p text:style-name="P21">Loading bar podczas ładowania listy siłowni</text:p>
      <text:p text:style-name="P16">Podstawowy adres to pierwsza strona z np. 9-ioma siłowniami.</text:p>
      <text:p text:style-name="P17">Kolejne adresy to <text:span text:style-name="T2">silownie</text:span><text:span text:style-name="T5">/</text:span><text:span text:style-name="T4">page/2..n</text:span></text:p>
      <text:p text:style-name="P12">Wpisanie w pasek wyszukiwania <text:span text:style-name="T2"><text:s/>silownie/page/1 </text:span>przenosi do adresu <text:span text:style-name="T2">silownie/</text:span></text:p>
      <text:p text:style-name="P12">Wyświetlane dane są pobierane z magazynu i filtrowane przed wyświetleniem na podstawie frazy wpisane w wyszukiwarce</text:p>
      <text:p text:style-name="P32">Dane:</text:p>
      <text:p text:style-name="P11">Lista siłowni pobierana z bazy :</text:p>
      <text:p text:style-name="P20"><text:span text:style-name="T8"><text:tab/>fetch → action(list) → reducer → </text:span><text:span text:style-name="T9">store</text:span></text:p>
      <text:p text:style-name="P32"><text:soft-page-break/>Reducer:</text:p>
      <text:p text:style-name="P21"><text:tab/>gymList: [],</text:p>
      <text:p text:style-name="P21"><text:tab/>isLoading: <text:span text:style-name="T14">true</text:span>,</text:p>
      <text:p text:style-name="P21"><text:tab/>gymListLength : 0,</text:p>
      <text:p text:style-name="P21"><text:tab/>searchingPhrase : ‘’</text:p>
      <text:p text:style-name="Heading">Komponenty: </text:p>
      <text:p text:style-name="P16">GymListContainer → GymList → GymItem</text:p>
      <text:p text:style-name="P16"/>
      <text:h text:style-name="P56" text:outline-level="3"/>
      <text:h text:style-name="P56" text:outline-level="3">Wyszukiwarka siłowni</text:h>
      <text:p text:style-name="P21">Adres: /silownie</text:p>
      <text:p text:style-name="P21">Kilka napisów informujących że tu się wyszukuje xD</text:p>
      <text:p text:style-name="P21">Input do wpisywania frazy.</text:p>
      <text:p text:style-name="P24">Przycisk który po kliknięciu uruchamia funkcje filtrowania.</text:p>
      <text:p text:style-name="P24"/>
      <text:p text:style-name="P24">ButtonClick → action(phrase) → reducer( <text:s/>searchingPhrase = phrase)</text:p>
      <text:p text:style-name="P32">Komponenty:</text:p>
      <text:p text:style-name="P21"><text:tab/>Container:</text:p>
      <text:p text:style-name="P21"><text:tab/><text:tab/>Description</text:p>
      <text:p text:style-name="P21"><text:tab/><text:tab/>Input</text:p>
      <text:p text:style-name="P24"><text:tab/><text:tab/>Button</text:p>
      <text:p text:style-name="P32">Reducer:</text:p>
      <text:p text:style-name="P21"><text:tab/>Wspólny z Listą siłowni</text:p>
      <text:p text:style-name="P21"/>
      <text:p text:style-name="P19"/>
      <text:p text:style-name="P19"/>
      <text:p text:style-name="P19"/>
      <text:p text:style-name="P19"/>
      <text:p text:style-name="P19"/>
      <text:h text:style-name="Heading_20_3" text:outline-level="3"><text:soft-page-break/>Podgląd siłowni</text:h>
      <text:p text:style-name="P23"><text:span text:style-name="T1">Adres: </text:span><text:span text:style-name="T3">silownie</text:span><text:span text:style-name="T6">/pogdlad/:id_silowni – </text:span><text:span text:style-name="T7">wyświetlanie szczegółów siłowni</text:span></text:p>
      <text:p text:style-name="P10"/>
      <text:p text:style-name="P6">Zawartość: Zdjęcia siłowni, opis, godziny otwarcia, sprzęt, ceny wejść, karnetów,ocena,komentarze, mapka z lokalizacją ( opcjonalnie) <text:span text:style-name="T10">lub odnośnik do google maps z wyznaczoną trasą dojazdu.</text:span></text:p>
      <text:p text:style-name="P9">Stylizacja do ustalenia.</text:p>
      <text:p text:style-name="P9">Dodawanie siłowni do ulubionych</text:p>
      <text:p text:style-name="P6"/>
      <text:p text:style-name="Heading">Funkcjonalność:</text:p>
      <text:p text:style-name="P7"><text:tab/> Wystawianie oceny , wystawianie komentarza </text:p>
      <text:p text:style-name="P7"><text:tab/><text:span text:style-name="T10">Opcjonalnie: Aktualizacja harmonogramu,cennika,opisu</text:span></text:p>
      <text:p text:style-name="Heading">Komponenty:</text:p>
      <text:p text:style-name="P8">GymViewContainer → Opis,</text:p>
      <text:p text:style-name="P8"/>
      <text:p text:style-name="P8"/>
      <text:p text:style-name="P33">Reducer:</text:p>
      <text:p text:style-name="P25">gymData: {},</text:p>
      <text:p text:style-name="P25">is<text:span text:style-name="T12">Data</text:span>Loading: true,</text:p>
      <text:p text:style-name="P26">comments:[],</text:p>
      <text:p text:style-name="P26">areCommentsLoading: true,</text:p>
      <text:p text:style-name="P25"/>
      <text:p text:style-name="P6"/>
      <text:h text:style-name="Heading_20_3" text:outline-level="3">Dodawanie siłowni</text:h>
      <text:p text:style-name="P14">Adres: /<text:span text:style-name="T4">silownie/dodaj</text:span></text:p>
      <text:p text:style-name="P15"><text:span text:style-name="T2">Wymagane dane:</text:span><text:span text:style-name="T4"> Nazwa,miasto,krótki opis, min. 3 zdjęcia, godziny otwarcia</text:span></text:p>
      <text:p text:style-name="P15"><text:span text:style-name="T2">Opcjonalne dane:</text:span><text:span text:style-name="T4"> <text:s/>Cennik, sprzęt</text:span></text:p>
      <text:p text:style-name="P13"><text:span text:style-name="T11">Formularz</text:span> pobierając<text:span text:style-name="T11">y</text:span> dane, przesył plików.</text:p>
      <text:p text:style-name="P1">Ocenianie siłowni</text:p>
      <text:p text:style-name="P1">Wystawianie opinii</text:p>
      <text:p text:style-name="P1"/>
      <text:p text:style-name="P2"/>
      <text:p text:style-name="P14"><text:soft-page-break/></text:p>
      <text:p text:style-name="Title">Wyszukiwarka trenerów</text:p>
      <text:h text:style-name="Heading_20_3" text:outline-level="3">Lista trenerów</text:h>
      <text:p text:style-name="P27">Adres: /trenerzy</text:p>
      <text:p text:style-name="P27">Wyświetlanie podobnie jak lista siłowni</text:p>
      <text:p text:style-name="P34">Reducer:</text:p>
      <text:p text:style-name="P27">trainersList:[]</text:p>
      <text:p text:style-name="P27">isLoading:true</text:p>
      <text:p text:style-name="P3"><text:span text:style-name="T13">trainersList</text:span>Length : 0,</text:p>
      <text:p text:style-name="P3"/>
      <text:p text:style-name="P22">searchingPhrase : ‘</text:p>
      <text:p text:style-name="P1">Podgląd danych trenera</text:p>
      <text:p text:style-name="P1">Rejestracja jako trener</text:p>
      <text:p text:style-name="P1">Ocena trenera</text:p>
      <text:p text:style-name="P1">Wystawianie opinii</text:p>
      <text:p text:style-name="P1">Wyszukiwanie trenera</text:p>
      <text:h text:style-name="P46" text:outline-level="1">Forum</text:h>
      <text:p text:style-name="P1">Wyświetlanie pytań</text:p>
      <text:p text:style-name="P1">Szczegóły pytania</text:p>
      <text:p text:style-name="P1">Komentowanie</text:p>
      <text:p text:style-name="P1">Ocenianie pytań/odpowiedzi</text:p>
      <text:p text:style-name="P1">Zadawanie pytania</text:p>
      <text:p text:style-name="P1">Wyszukiwanie pytań</text:p>
      <text:p text:style-name="P1"/>
      <text:p text:style-name="P5"/>
      <text:p text:style-name="P5"/>
      <text:h text:style-name="Heading_20_2" text:outline-level="2">Siłownia – opis:</text:h>
      <text:p text:style-name="P29"><text:tab/><text:span text:style-name="T15">Opis siłowni (tekst w portfolio)</text:span></text:p>
      <text:p text:style-name="P28"><text:tab/>Dostępny sprzęt<text:span text:style-name="T17">( Portfolio w formie napisu z przecinkami) </text:span></text:p>
      <text:p text:style-name="P28"><text:tab/>Ocena klientów <text:span text:style-name="T17">( Statystyka siłowni)</text:span></text:p>
      <text:h text:style-name="P57" text:outline-level="3"><text:tab/></text:h>
      <text:h text:style-name="P57" text:outline-level="3">Oferta:</text:h>
      <text:p text:style-name="Text_20_body"><text:tab/><text:tab/><text:span text:style-name="T16">oferta_id portfolio_id nazwa_oferty opis</text:span></text:p>
      <text:p text:style-name="Text_20_body"><text:tab/><text:tab/><text:span text:style-name="T16">1 3 Fitness opis</text:span></text:p>
      <text:p text:style-name="Text_20_body"><text:soft-page-break/><text:tab/><text:tab/><text:span text:style-name="T16">2 3 Silownia opis</text:span></text:p>
      <text:p text:style-name="Text_20_body"/>
      <text:p text:style-name="P28"/>
      <text:p text:style-name="P30">Zdjęcia:</text:p>
      <text:p text:style-name="P30">Id_zdjęcia <text:s text:c="2"/>Id Type Image</text:p>
      <text:p text:style-name="P30">1 4 ‘Siłownia’ <text:s/>010101011</text:p>
      <text:p text:style-name="P31">2 4 ‘Silownia’ 10010101</text:p>
      <text:p text:style-name="P30"><text:span text:style-name="T16">3</text:span> 7 ‘Trener’ 010101010</text:p>
      <text:p text:style-name="P30"/>
      <text:p text:style-name="P28"><text:tab/></text:p>
      <text:p text:style-name="P47">Encje</text:p>
      <text:h text:style-name="P48" text:outline-level="2">Siłownie:</text:h>
      <text:p text:style-name="P36"><text:span text:style-name="T18">Id_siłowni</text:span></text:p>
      <text:p text:style-name="P36"><text:span text:style-name="T19">nazwa</text:span></text:p>
      <text:p text:style-name="P37">miejscowosc</text:p>
      <text:p text:style-name="P37">ulica</text:p>
      <text:p text:style-name="P37">kod pocztowy</text:p>
      <text:p text:style-name="P37">?województwo</text:p>
      <text:p text:style-name="P37">?tel_kom</text:p>
      <text:p text:style-name="P37">tel_stacjonarny</text:p>
      <text:p text:style-name="P37">e-mail</text:p>
      <text:p text:style-name="P37">ocena</text:p>
      <text:p text:style-name="P39">opis </text:p>
      <text:p text:style-name="P39">pon </text:p>
      <text:p text:style-name="P39">wt</text:p>
      <text:p text:style-name="P39">sr</text:p>
      <text:p text:style-name="P39">czw</text:p>
      <text:p text:style-name="P39">pt</text:p>
      <text:p text:style-name="P39">sob</text:p>
      <text:p text:style-name="P39">nd <text:s/></text:p>
      <text:h text:style-name="P49" text:outline-level="2"><text:soft-page-break/></text:h>
      <text:p text:style-name="P38"/>
      <text:h text:style-name="P49" text:outline-level="2">Cennik:</text:h>
      <text:p text:style-name="P38">id_wlas <text:s/>oferta cena okres</text:p>
      <text:p text:style-name="P38"/>
      <text:p text:style-name="P38">1 pojedyncze wejście 5zł 1raz</text:p>
      <text:p text:style-name="P38">1 karnet 80 miesiac</text:p>
      <text:p text:style-name="P38">2 poje 10 1raz</text:p>
      <text:p text:style-name="P38"/>
      <text:h text:style-name="P50" text:outline-level="2">Oferta</text:h>
      <text:p text:style-name="P40">id_oferty id_silowni nazwa opis</text:p>
      <text:p text:style-name="P40">1 1 b dgfdgf</text:p>
      <text:p text:style-name="P40">2 1 s ghgfh</text:p>
      <text:p text:style-name="P40">3 1 f dfdfgfg</text:p>
      <text:p text:style-name="P40"/>
      <text:h text:style-name="P51" text:outline-level="2">Komentarze(siłownia):</text:h>
      <text:p text:style-name="P41">id_uzutkownika</text:p>
      <text:p text:style-name="P41">id_silowni</text:p>
      <text:p text:style-name="P41">data_dodania</text:p>
      <text:p text:style-name="P41">treść</text:p>
      <text:p text:style-name="P41">plusy</text:p>
      <text:p text:style-name="P41">minusy</text:p>
      <text:h text:style-name="P51" text:outline-level="2">Zdjecia</text:h>
      <text:p text:style-name="P42">id_zdjecia</text:p>
      <text:p text:style-name="P42">id</text:p>
      <text:p text:style-name="P42">zdjecie[bytearray]</text:p>
      <text:p text:style-name="P42"/>
      <text:h text:style-name="P52" text:outline-level="2"><text:soft-page-break/></text:h>
      <text:h text:style-name="P52" text:outline-level="2">Trener:</text:h>
      <text:p text:style-name="P42">id_trenera</text:p>
      <text:p text:style-name="P42">imię</text:p>
      <text:p text:style-name="P42">nazwisko</text:p>
      <text:p text:style-name="P42">miejscowość</text:p>
      <text:p text:style-name="P42">login</text:p>
      <text:p text:style-name="P42">hasło</text:p>
      <text:h text:style-name="P53" text:outline-level="2">Opinia</text:h>
      <text:p text:style-name="P43">id_opini</text:p>
      <text:p text:style-name="P43">id_użytkownika</text:p>
      <text:p text:style-name="P43">id_trenera</text:p>
      <text:p text:style-name="P43">data_dodania</text:p>
      <text:p text:style-name="P43">treść</text:p>
      <text:h text:style-name="P54" text:outline-level="2">Rozkład zajęć</text:h>
      <text:p text:style-name="P43">id_har id_trenera id_treningu</text:p>
      <text:h text:style-name="P54" text:outline-level="2">Trening:</text:h>
      <text:p text:style-name="P44">id_użytkownika</text:p>
      <text:p text:style-name="P44">rodzaj</text:p>
      <text:p text:style-name="P44">opis</text:p>
      <text:p text:style-name="P44">cena</text:p>
      <text:p text:style-name="P44">czas_trwania</text:p>
      <text:p text:style-name="P44">data</text:p>
      <text:p text:style-name="P44"/>
      <text:h text:style-name="P55" text:outline-level="2">Co do zrobienia:</text:h>
      <text:p text:style-name="P45">Cennik trenera</text:p>
      <text:p text:style-name="P45">Oferta trenera</text:p>
      <text:p text:style-name="P45">Jak przechowywać zdjęcia</text:p>
      <text:p text:style-name="P44"/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d3802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003bb1f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12:19.948000000</meta:creation-date>
    <dc:date>2018-11-08T16:24:01.271000000</dc:date>
    <meta:editing-duration>PT1H5M46S</meta:editing-duration>
    <meta:editing-cycles>11</meta:editing-cycles>
    <meta:generator>LibreOffice/6.1.0.3$Windows_x86 LibreOffice_project/efb621ed25068d70781dc026f7e9c5187a4decd1</meta:generator>
    <meta:document-statistic meta:table-count="0" meta:image-count="0" meta:object-count="0" meta:page-count="8" meta:paragraph-count="170" meta:word-count="445" meta:character-count="3380" meta:non-whitespace-character-count="3056"/>
  </office:meta>
</office:document-meta>
</file>